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5">
      <style:table-cell-properties fo:background-color="#FFFF00"/>
    </style:style>
    <style:style style:name="ce4" style:family="table-cell" style:parent-style-name="Default" style:data-style-name="N15">
      <style:table-cell-properties fo:background-color="#FFC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91041666666667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Wavelength</text:p>
          </table:table-cell>
          <table:table-cell office:value-type="string" table:style-name="ce1">
            <text:p>Aeff ring-core</text:p>
          </table:table-cell>
          <table:table-cell office:value-type="string" table:style-name="ce1">
            <text:p>MFD ring-core</text:p>
          </table:table-cell>
          <table:table-cell table:number-columns-repeated="2" table:style-name="ce1"/>
          <table:table-cell office:value-type="string" table:style-name="ce1">
            <text:p>Wavelength</text:p>
          </table:table-cell>
          <table:table-cell office:value-type="string" table:style-name="ce1">
            <text:p>Aeff step-core</text:p>
          </table:table-cell>
          <table:table-cell office:value-type="string" table:style-name="ce1">
            <text:p>MFD step-core</text:p>
          </table:table-cell>
          <table:table-cell table:number-columns-repeated="2" table:style-name="ce1"/>
          <table:table-cell office:value-type="string" table:style-name="ce1">
            <text:p>Wavelength</text:p>
          </table:table-cell>
          <table:table-cell office:value-type="string" table:style-name="ce1">
            <text:p>Aeff ring-core</text:p>
          </table:table-cell>
          <table:table-cell office:value-type="string" table:style-name="ce1">
            <text:p>Aeff step-core</text:p>
          </table:table-cell>
          <table:table-cell table:number-columns-repeated="2" table:style-name="ce1"/>
          <table:table-cell office:value-type="string" table:style-name="ce1">
            <text:p>Wavelength</text:p>
          </table:table-cell>
          <table:table-cell office:value-type="string" table:style-name="ce1">
            <text:p>MFD ring-core</text:p>
          </table:table-cell>
          <table:table-cell office:value-type="string" table:style-name="ce1">
            <text:p>MFD step-core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E-6" table:style-name="ce2">
            <text:p>1.50E-06</text:p>
          </table:table-cell>
          <table:table-cell office:value-type="float" office:value="1.2551368339999999E-10" table:style-name="ce2">
            <text:p>1.26E-10</text:p>
          </table:table-cell>
          <table:table-cell office:value-type="float" office:value="1.199884079E-5" table:style-name="ce2">
            <text:p>1.20E-05</text:p>
          </table:table-cell>
          <table:table-cell table:number-columns-repeated="2" table:style-name="ce1"/>
          <table:table-cell office:value-type="float" office:value="1.5E-6" table:style-name="ce2">
            <text:p>1.50E-06</text:p>
          </table:table-cell>
          <table:table-cell office:value-type="float" office:value="1.088525904E-10" table:style-name="ce2">
            <text:p>1.09E-10</text:p>
          </table:table-cell>
          <table:table-cell office:value-type="float" office:value="1.148894043E-5" table:style-name="ce2">
            <text:p>1.15E-05</text:p>
          </table:table-cell>
          <table:table-cell table:number-columns-repeated="2" table:style-name="ce1"/>
          <table:table-cell office:value-type="float" office:value="1.5E-6" table:style-name="ce2">
            <text:p>1.50E-06</text:p>
          </table:table-cell>
          <table:table-cell office:value-type="float" office:value="1.2551368339999999E-10" table:style-name="ce2">
            <text:p>1.26E-10</text:p>
          </table:table-cell>
          <table:table-cell office:value-type="float" office:value="1.088525904E-10" table:style-name="ce2">
            <text:p>1.09E-10</text:p>
          </table:table-cell>
          <table:table-cell table:number-columns-repeated="2" table:style-name="ce1"/>
          <table:table-cell office:value-type="float" office:value="1.5E-6" table:style-name="ce2">
            <text:p>1.50E-06</text:p>
          </table:table-cell>
          <table:table-cell office:value-type="float" office:value="1.199884079E-5" table:style-name="ce2">
            <text:p>1.20E-05</text:p>
          </table:table-cell>
          <table:table-cell office:value-type="float" office:value="1.148894043E-5" table:style-name="ce2">
            <text:p>1.15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099999999999999E-6" table:style-name="ce2">
            <text:p>1.51E-06</text:p>
          </table:table-cell>
          <table:table-cell office:value-type="float" office:value="1.2608448629999999E-10" table:style-name="ce2">
            <text:p>1.26E-10</text:p>
          </table:table-cell>
          <table:table-cell office:value-type="float" office:value="1.202609361E-5" table:style-name="ce2">
            <text:p>1.20E-05</text:p>
          </table:table-cell>
          <table:table-cell table:number-columns-repeated="2" table:style-name="ce1"/>
          <table:table-cell office:value-type="float" office:value="1.5099999999999999E-6" table:style-name="ce2">
            <text:p>1.51E-06</text:p>
          </table:table-cell>
          <table:table-cell office:value-type="float" office:value="1.09442246E-10" table:style-name="ce2">
            <text:p>1.09E-10</text:p>
          </table:table-cell>
          <table:table-cell office:value-type="float" office:value="1.1520016249999999E-5" table:style-name="ce2">
            <text:p>1.15E-05</text:p>
          </table:table-cell>
          <table:table-cell table:number-columns-repeated="2" table:style-name="ce1"/>
          <table:table-cell office:value-type="float" office:value="1.5099999999999999E-6" table:style-name="ce2">
            <text:p>1.51E-06</text:p>
          </table:table-cell>
          <table:table-cell office:value-type="float" office:value="1.2608448629999999E-10" table:style-name="ce2">
            <text:p>1.26E-10</text:p>
          </table:table-cell>
          <table:table-cell office:value-type="float" office:value="1.09442246E-10" table:style-name="ce2">
            <text:p>1.09E-10</text:p>
          </table:table-cell>
          <table:table-cell table:number-columns-repeated="2" table:style-name="ce1"/>
          <table:table-cell office:value-type="float" office:value="1.5099999999999999E-6" table:style-name="ce2">
            <text:p>1.51E-06</text:p>
          </table:table-cell>
          <table:table-cell office:value-type="float" office:value="1.202609361E-5" table:style-name="ce2">
            <text:p>1.20E-05</text:p>
          </table:table-cell>
          <table:table-cell office:value-type="float" office:value="1.1520016249999999E-5" table:style-name="ce2">
            <text:p>1.15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200000000000001E-6" table:style-name="ce2">
            <text:p>1.52E-06</text:p>
          </table:table-cell>
          <table:table-cell office:value-type="float" office:value="1.2666242169999999E-10" table:style-name="ce2">
            <text:p>1.27E-10</text:p>
          </table:table-cell>
          <table:table-cell office:value-type="float" office:value="1.205362419E-5" table:style-name="ce2">
            <text:p>1.21E-05</text:p>
          </table:table-cell>
          <table:table-cell table:number-columns-repeated="2" table:style-name="ce1"/>
          <table:table-cell office:value-type="float" office:value="1.5200000000000001E-6" table:style-name="ce2">
            <text:p>1.52E-06</text:p>
          </table:table-cell>
          <table:table-cell office:value-type="float" office:value="1.1003702589999999E-10" table:style-name="ce2">
            <text:p>1.10E-10</text:p>
          </table:table-cell>
          <table:table-cell office:value-type="float" office:value="1.155127744E-5" table:style-name="ce2">
            <text:p>1.16E-05</text:p>
          </table:table-cell>
          <table:table-cell table:number-columns-repeated="2" table:style-name="ce1"/>
          <table:table-cell office:value-type="float" office:value="1.5200000000000001E-6" table:style-name="ce2">
            <text:p>1.52E-06</text:p>
          </table:table-cell>
          <table:table-cell office:value-type="float" office:value="1.2666242169999999E-10" table:style-name="ce2">
            <text:p>1.27E-10</text:p>
          </table:table-cell>
          <table:table-cell office:value-type="float" office:value="1.1003702589999999E-10" table:style-name="ce2">
            <text:p>1.10E-10</text:p>
          </table:table-cell>
          <table:table-cell table:number-columns-repeated="2" table:style-name="ce1"/>
          <table:table-cell office:value-type="float" office:value="1.5200000000000001E-6" table:style-name="ce2">
            <text:p>1.52E-06</text:p>
          </table:table-cell>
          <table:table-cell office:value-type="float" office:value="1.205362419E-5" table:style-name="ce2">
            <text:p>1.21E-05</text:p>
          </table:table-cell>
          <table:table-cell office:value-type="float" office:value="1.155127744E-5" table:style-name="ce2">
            <text:p>1.16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3E-6" table:style-name="ce2">
            <text:p>1.53E-06</text:p>
          </table:table-cell>
          <table:table-cell office:value-type="float" office:value="1.2724754229999999E-10" table:style-name="ce2">
            <text:p>1.27E-10</text:p>
          </table:table-cell>
          <table:table-cell office:value-type="float" office:value="1.208143314E-5" table:style-name="ce2">
            <text:p>1.21E-05</text:p>
          </table:table-cell>
          <table:table-cell table:number-columns-repeated="2" table:style-name="ce1"/>
          <table:table-cell office:value-type="float" office:value="1.53E-6" table:style-name="ce2">
            <text:p>1.53E-06</text:p>
          </table:table-cell>
          <table:table-cell office:value-type="float" office:value="1.106369939E-10" table:style-name="ce2">
            <text:p>1.11E-10</text:p>
          </table:table-cell>
          <table:table-cell office:value-type="float" office:value="1.1582725840000001E-5" table:style-name="ce2">
            <text:p>1.16E-05</text:p>
          </table:table-cell>
          <table:table-cell table:number-columns-repeated="2" table:style-name="ce1"/>
          <table:table-cell office:value-type="float" office:value="1.53E-6" table:style-name="ce2">
            <text:p>1.53E-06</text:p>
          </table:table-cell>
          <table:table-cell office:value-type="float" office:value="1.2724754229999999E-10" table:style-name="ce2">
            <text:p>1.27E-10</text:p>
          </table:table-cell>
          <table:table-cell office:value-type="float" office:value="1.106369939E-10" table:style-name="ce2">
            <text:p>1.11E-10</text:p>
          </table:table-cell>
          <table:table-cell table:number-columns-repeated="2" table:style-name="ce1"/>
          <table:table-cell office:value-type="float" office:value="1.53E-6" table:style-name="ce2">
            <text:p>1.53E-06</text:p>
          </table:table-cell>
          <table:table-cell office:value-type="float" office:value="1.208143314E-5" table:style-name="ce2">
            <text:p>1.21E-05</text:p>
          </table:table-cell>
          <table:table-cell office:value-type="float" office:value="1.1582725840000001E-5" table:style-name="ce2">
            <text:p>1.16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400000000000001E-6" table:style-name="ce2">
            <text:p>1.54E-06</text:p>
          </table:table-cell>
          <table:table-cell office:value-type="float" office:value="1.2783990260000001E-10" table:style-name="ce2">
            <text:p>1.28E-10</text:p>
          </table:table-cell>
          <table:table-cell office:value-type="float" office:value="1.210952112E-5" table:style-name="ce2">
            <text:p>1.21E-05</text:p>
          </table:table-cell>
          <table:table-cell table:number-columns-repeated="2" table:style-name="ce1"/>
          <table:table-cell office:value-type="float" office:value="1.5400000000000001E-6" table:style-name="ce2">
            <text:p>1.54E-06</text:p>
          </table:table-cell>
          <table:table-cell office:value-type="float" office:value="1.112422149E-10" table:style-name="ce2">
            <text:p>1.11E-10</text:p>
          </table:table-cell>
          <table:table-cell office:value-type="float" office:value="1.16143633E-5" table:style-name="ce2">
            <text:p>1.16E-05</text:p>
          </table:table-cell>
          <table:table-cell table:number-columns-repeated="2" table:style-name="ce1"/>
          <table:table-cell office:value-type="float" office:value="1.5400000000000001E-6" table:style-name="ce2">
            <text:p>1.54E-06</text:p>
          </table:table-cell>
          <table:table-cell office:value-type="float" office:value="1.2783990260000001E-10" table:style-name="ce2">
            <text:p>1.28E-10</text:p>
          </table:table-cell>
          <table:table-cell office:value-type="float" office:value="1.112422149E-10" table:style-name="ce2">
            <text:p>1.11E-10</text:p>
          </table:table-cell>
          <table:table-cell table:number-columns-repeated="2" table:style-name="ce1"/>
          <table:table-cell office:value-type="float" office:value="1.5400000000000001E-6" table:style-name="ce2">
            <text:p>1.54E-06</text:p>
          </table:table-cell>
          <table:table-cell office:value-type="float" office:value="1.210952112E-5" table:style-name="ce2">
            <text:p>1.21E-05</text:p>
          </table:table-cell>
          <table:table-cell office:value-type="float" office:value="1.16143633E-5" table:style-name="ce2">
            <text:p>1.16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5E-6" table:style-name="ce3">
            <text:p>1.55E-06</text:p>
          </table:table-cell>
          <table:table-cell office:value-type="float" office:value="1.284395592E-10" table:style-name="ce4">
            <text:p>1.28E-10</text:p>
          </table:table-cell>
          <table:table-cell office:value-type="float" office:value="1.213788886E-5" table:style-name="ce3">
            <text:p>1.21E-05</text:p>
          </table:table-cell>
          <table:table-cell table:number-columns-repeated="2" table:style-name="ce1"/>
          <table:table-cell office:value-type="float" office:value="1.55E-6" table:style-name="ce3">
            <text:p>1.55E-06</text:p>
          </table:table-cell>
          <table:table-cell office:value-type="float" office:value="1.118527547E-10" table:style-name="ce4">
            <text:p>1.12E-10</text:p>
          </table:table-cell>
          <table:table-cell office:value-type="float" office:value="1.164619173E-5" table:style-name="ce3">
            <text:p>1.16E-05</text:p>
          </table:table-cell>
          <table:table-cell table:number-columns-repeated="2" table:style-name="ce1"/>
          <table:table-cell office:value-type="float" office:value="1.55E-6" table:style-name="ce3">
            <text:p>1.55E-06</text:p>
          </table:table-cell>
          <table:table-cell office:value-type="float" office:value="1.284395592E-10" table:style-name="ce4">
            <text:p>1.28E-10</text:p>
          </table:table-cell>
          <table:table-cell office:value-type="float" office:value="1.118527547E-10" table:style-name="ce4">
            <text:p>1.12E-10</text:p>
          </table:table-cell>
          <table:table-cell table:number-columns-repeated="2" table:style-name="ce1"/>
          <table:table-cell office:value-type="float" office:value="1.55E-6" table:style-name="ce3">
            <text:p>1.55E-06</text:p>
          </table:table-cell>
          <table:table-cell office:value-type="float" office:value="1.213788886E-5" table:style-name="ce3">
            <text:p>1.21E-05</text:p>
          </table:table-cell>
          <table:table-cell office:value-type="float" office:value="1.164619173E-5" table:style-name="ce3">
            <text:p>1.16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600000000000001E-6" table:style-name="ce2">
            <text:p>1.56E-06</text:p>
          </table:table-cell>
          <table:table-cell office:value-type="float" office:value="1.2904657030000001E-10" table:style-name="ce2">
            <text:p>1.29E-10</text:p>
          </table:table-cell>
          <table:table-cell office:value-type="float" office:value="1.216653715E-5" table:style-name="ce2">
            <text:p>1.22E-05</text:p>
          </table:table-cell>
          <table:table-cell table:number-columns-repeated="2" table:style-name="ce1"/>
          <table:table-cell office:value-type="float" office:value="1.5600000000000001E-6" table:style-name="ce2">
            <text:p>1.56E-06</text:p>
          </table:table-cell>
          <table:table-cell office:value-type="float" office:value="1.124686803E-10" table:style-name="ce2">
            <text:p>1.12E-10</text:p>
          </table:table-cell>
          <table:table-cell office:value-type="float" office:value="1.167821302E-5" table:style-name="ce2">
            <text:p>1.17E-05</text:p>
          </table:table-cell>
          <table:table-cell table:number-columns-repeated="2" table:style-name="ce1"/>
          <table:table-cell office:value-type="float" office:value="1.5600000000000001E-6" table:style-name="ce2">
            <text:p>1.56E-06</text:p>
          </table:table-cell>
          <table:table-cell office:value-type="float" office:value="1.2904657030000001E-10" table:style-name="ce2">
            <text:p>1.29E-10</text:p>
          </table:table-cell>
          <table:table-cell office:value-type="float" office:value="1.124686803E-10" table:style-name="ce2">
            <text:p>1.12E-10</text:p>
          </table:table-cell>
          <table:table-cell table:number-columns-repeated="2" table:style-name="ce1"/>
          <table:table-cell office:value-type="float" office:value="1.5600000000000001E-6" table:style-name="ce2">
            <text:p>1.56E-06</text:p>
          </table:table-cell>
          <table:table-cell office:value-type="float" office:value="1.216653715E-5" table:style-name="ce2">
            <text:p>1.22E-05</text:p>
          </table:table-cell>
          <table:table-cell office:value-type="float" office:value="1.167821302E-5" table:style-name="ce2">
            <text:p>1.17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7E-6" table:style-name="ce2">
            <text:p>1.57E-06</text:p>
          </table:table-cell>
          <table:table-cell office:value-type="float" office:value="1.296609963E-10" table:style-name="ce2">
            <text:p>1.30E-10</text:p>
          </table:table-cell>
          <table:table-cell office:value-type="float" office:value="1.2195466859999999E-5" table:style-name="ce2">
            <text:p>1.22E-05</text:p>
          </table:table-cell>
          <table:table-cell table:number-columns-repeated="2" table:style-name="ce1"/>
          <table:table-cell office:value-type="float" office:value="1.57E-6" table:style-name="ce2">
            <text:p>1.57E-06</text:p>
          </table:table-cell>
          <table:table-cell office:value-type="float" office:value="1.130900596E-10" table:style-name="ce2">
            <text:p>1.13E-10</text:p>
          </table:table-cell>
          <table:table-cell office:value-type="float" office:value="1.1710429119999999E-5" table:style-name="ce2">
            <text:p>1.17E-05</text:p>
          </table:table-cell>
          <table:table-cell table:number-columns-repeated="2" table:style-name="ce1"/>
          <table:table-cell office:value-type="float" office:value="1.57E-6" table:style-name="ce2">
            <text:p>1.57E-06</text:p>
          </table:table-cell>
          <table:table-cell office:value-type="float" office:value="1.296609963E-10" table:style-name="ce2">
            <text:p>1.30E-10</text:p>
          </table:table-cell>
          <table:table-cell office:value-type="float" office:value="1.130900596E-10" table:style-name="ce2">
            <text:p>1.13E-10</text:p>
          </table:table-cell>
          <table:table-cell table:number-columns-repeated="2" table:style-name="ce1"/>
          <table:table-cell office:value-type="float" office:value="1.57E-6" table:style-name="ce2">
            <text:p>1.57E-06</text:p>
          </table:table-cell>
          <table:table-cell office:value-type="float" office:value="1.2195466859999999E-5" table:style-name="ce2">
            <text:p>1.22E-05</text:p>
          </table:table-cell>
          <table:table-cell office:value-type="float" office:value="1.1710429119999999E-5" table:style-name="ce2">
            <text:p>1.17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799999999999999E-6" table:style-name="ce2">
            <text:p>1.58E-06</text:p>
          </table:table-cell>
          <table:table-cell office:value-type="float" office:value="1.302828994E-10" table:style-name="ce2">
            <text:p>1.30E-10</text:p>
          </table:table-cell>
          <table:table-cell office:value-type="float" office:value="1.2224678910000001E-5" table:style-name="ce2">
            <text:p>1.22E-05</text:p>
          </table:table-cell>
          <table:table-cell table:number-columns-repeated="2" table:style-name="ce1"/>
          <table:table-cell office:value-type="float" office:value="1.5799999999999999E-6" table:style-name="ce2">
            <text:p>1.58E-06</text:p>
          </table:table-cell>
          <table:table-cell office:value-type="float" office:value="1.137169617E-10" table:style-name="ce2">
            <text:p>1.14E-10</text:p>
          </table:table-cell>
          <table:table-cell office:value-type="float" office:value="1.1742841990000001E-5" table:style-name="ce2">
            <text:p>1.17E-05</text:p>
          </table:table-cell>
          <table:table-cell table:number-columns-repeated="2" table:style-name="ce1"/>
          <table:table-cell office:value-type="float" office:value="1.5799999999999999E-6" table:style-name="ce2">
            <text:p>1.58E-06</text:p>
          </table:table-cell>
          <table:table-cell office:value-type="float" office:value="1.302828994E-10" table:style-name="ce2">
            <text:p>1.30E-10</text:p>
          </table:table-cell>
          <table:table-cell office:value-type="float" office:value="1.137169617E-10" table:style-name="ce2">
            <text:p>1.14E-10</text:p>
          </table:table-cell>
          <table:table-cell table:number-columns-repeated="2" table:style-name="ce1"/>
          <table:table-cell office:value-type="float" office:value="1.5799999999999999E-6" table:style-name="ce2">
            <text:p>1.58E-06</text:p>
          </table:table-cell>
          <table:table-cell office:value-type="float" office:value="1.2224678910000001E-5" table:style-name="ce2">
            <text:p>1.22E-05</text:p>
          </table:table-cell>
          <table:table-cell office:value-type="float" office:value="1.1742841990000001E-5" table:style-name="ce2">
            <text:p>1.17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9E-6" table:style-name="ce2">
            <text:p>1.59E-06</text:p>
          </table:table-cell>
          <table:table-cell office:value-type="float" office:value="1.3091234419999999E-10" table:style-name="ce2">
            <text:p>1.31E-10</text:p>
          </table:table-cell>
          <table:table-cell office:value-type="float" office:value="1.2254174289999999E-5" table:style-name="ce2">
            <text:p>1.23E-05</text:p>
          </table:table-cell>
          <table:table-cell table:number-columns-repeated="2" table:style-name="ce1"/>
          <table:table-cell office:value-type="float" office:value="1.59E-6" table:style-name="ce2">
            <text:p>1.59E-06</text:p>
          </table:table-cell>
          <table:table-cell office:value-type="float" office:value="1.1434945679999999E-10" table:style-name="ce2">
            <text:p>1.14E-10</text:p>
          </table:table-cell>
          <table:table-cell office:value-type="float" office:value="1.177545362E-5" table:style-name="ce2">
            <text:p>1.18E-05</text:p>
          </table:table-cell>
          <table:table-cell table:number-columns-repeated="2" table:style-name="ce1"/>
          <table:table-cell office:value-type="float" office:value="1.59E-6" table:style-name="ce2">
            <text:p>1.59E-06</text:p>
          </table:table-cell>
          <table:table-cell office:value-type="float" office:value="1.3091234419999999E-10" table:style-name="ce2">
            <text:p>1.31E-10</text:p>
          </table:table-cell>
          <table:table-cell office:value-type="float" office:value="1.1434945679999999E-10" table:style-name="ce2">
            <text:p>1.14E-10</text:p>
          </table:table-cell>
          <table:table-cell table:number-columns-repeated="2" table:style-name="ce1"/>
          <table:table-cell office:value-type="float" office:value="1.59E-6" table:style-name="ce2">
            <text:p>1.59E-06</text:p>
          </table:table-cell>
          <table:table-cell office:value-type="float" office:value="1.2254174289999999E-5" table:style-name="ce2">
            <text:p>1.23E-05</text:p>
          </table:table-cell>
          <table:table-cell office:value-type="float" office:value="1.177545362E-5" table:style-name="ce2">
            <text:p>1.18E-0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1.5999999999999999E-6" table:style-name="ce2">
            <text:p>1.60E-06</text:p>
          </table:table-cell>
          <table:table-cell office:value-type="float" office:value="1.315493969E-10" table:style-name="ce2">
            <text:p>1.32E-10</text:p>
          </table:table-cell>
          <table:table-cell office:value-type="float" office:value="1.2283954069999999E-5" table:style-name="ce2">
            <text:p>1.23E-05</text:p>
          </table:table-cell>
          <table:table-cell table:number-columns-repeated="2" table:style-name="ce1"/>
          <table:table-cell office:value-type="float" office:value="1.5999999999999999E-6" table:style-name="ce2">
            <text:p>1.60E-06</text:p>
          </table:table-cell>
          <table:table-cell office:value-type="float" office:value="1.149876162E-10" table:style-name="ce2">
            <text:p>1.15E-10</text:p>
          </table:table-cell>
          <table:table-cell office:value-type="float" office:value="1.180826602E-5" table:style-name="ce2">
            <text:p>1.18E-05</text:p>
          </table:table-cell>
          <table:table-cell table:number-columns-repeated="2" table:style-name="ce1"/>
          <table:table-cell office:value-type="float" office:value="1.5999999999999999E-6" table:style-name="ce2">
            <text:p>1.60E-06</text:p>
          </table:table-cell>
          <table:table-cell office:value-type="float" office:value="1.315493969E-10" table:style-name="ce2">
            <text:p>1.32E-10</text:p>
          </table:table-cell>
          <table:table-cell office:value-type="float" office:value="1.149876162E-10" table:style-name="ce2">
            <text:p>1.15E-10</text:p>
          </table:table-cell>
          <table:table-cell table:number-columns-repeated="2" table:style-name="ce1"/>
          <table:table-cell office:value-type="float" office:value="1.5999999999999999E-6" table:style-name="ce2">
            <text:p>1.60E-06</text:p>
          </table:table-cell>
          <table:table-cell office:value-type="float" office:value="1.2283954069999999E-5" table:style-name="ce2">
            <text:p>1.23E-05</text:p>
          </table:table-cell>
          <table:table-cell office:value-type="float" office:value="1.180826602E-5" table:style-name="ce2">
            <text:p>1.18E-05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1">
            <draw:frame draw:z-index="1" draw:id="id0" draw:style-name="a0" draw:name="Chart 1" svg:x="0.45486in" svg:y="0.16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2" draw:id="id1" draw:style-name="a1" draw:name="Chart 2" svg:x="0.40625in" svg:y="0.18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1">
            <text:p>b values</text:p>
          </table:table-cell>
          <table:table-cell office:value-type="string" table:style-name="ce1">
            <text:p>Aeff</text:p>
          </table:table-cell>
          <table:table-cell office:value-type="string" table:style-name="ce1">
            <text:p>MFD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000000000000002E-6" table:style-name="ce2">
            <text:p>6.70E-06</text:p>
          </table:table-cell>
          <table:table-cell office:value-type="float" office:value="1.2668199289999999E-10" table:style-name="ce2">
            <text:p>1.27E-10</text:p>
          </table:table-cell>
          <table:table-cell office:value-type="float" office:value="1.2394186780000001E-5" table:style-name="ce2">
            <text:p>1.24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100000000000001E-6" table:style-name="ce2">
            <text:p>6.71E-06</text:p>
          </table:table-cell>
          <table:table-cell office:value-type="float" office:value="1.2692337030000001E-10" table:style-name="ce2">
            <text:p>1.27E-10</text:p>
          </table:table-cell>
          <table:table-cell office:value-type="float" office:value="1.240598898E-5" table:style-name="ce2">
            <text:p>1.24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2E-6" table:style-name="ce2">
            <text:p>6.72E-06</text:p>
          </table:table-cell>
          <table:table-cell office:value-type="float" office:value="1.271651689E-10" table:style-name="ce2">
            <text:p>1.27E-10</text:p>
          </table:table-cell>
          <table:table-cell office:value-type="float" office:value="1.2417800530000001E-5" table:style-name="ce2">
            <text:p>1.24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299999999999999E-6" table:style-name="ce2">
            <text:p>6.73E-06</text:p>
          </table:table-cell>
          <table:table-cell office:value-type="float" office:value="1.274072062E-10" table:style-name="ce2">
            <text:p>1.27E-10</text:p>
          </table:table-cell>
          <table:table-cell office:value-type="float" office:value="1.24296125E-5" table:style-name="ce2">
            <text:p>1.24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399999999999998E-6" table:style-name="ce2">
            <text:p>6.74E-06</text:p>
          </table:table-cell>
          <table:table-cell office:value-type="float" office:value="1.2764974010000001E-10" table:style-name="ce2">
            <text:p>1.28E-10</text:p>
          </table:table-cell>
          <table:table-cell office:value-type="float" office:value="1.2441437460000001E-5" table:style-name="ce2">
            <text:p>1.24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499999999999997E-6" table:style-name="ce2">
            <text:p>6.75E-06</text:p>
          </table:table-cell>
          <table:table-cell office:value-type="float" office:value="1.2789264500000001E-10" table:style-name="ce2">
            <text:p>1.28E-10</text:p>
          </table:table-cell>
          <table:table-cell office:value-type="float" office:value="1.2453269239999999E-5" table:style-name="ce2">
            <text:p>1.25E-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.7599999999999997E-6" table:style-name="ce2">
            <text:p>6.76E-06</text:p>
          </table:table-cell>
          <table:table-cell office:value-type="float" office:value="1.281358513E-10" table:style-name="ce2">
            <text:p>1.28E-10</text:p>
          </table:table-cell>
          <table:table-cell office:value-type="float" office:value="1.246510446E-5" table:style-name="ce2">
            <text:p>1.25E-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7700000000000004E-6" table:style-name="ce3">
            <text:p>6.77E-06</text:p>
          </table:table-cell>
          <table:table-cell office:value-type="float" office:value="1.2837953460000001E-10" table:style-name="ce4">
            <text:p>1.28E-10</text:p>
          </table:table-cell>
          <table:table-cell office:value-type="float" office:value="1.2476951639999999E-5" table:style-name="ce3">
            <text:p>1.25E-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7800000000000003E-6" table:style-name="ce2">
            <text:p>6.78E-06</text:p>
          </table:table-cell>
          <table:table-cell office:value-type="float" office:value="1.2862353199999999E-10" table:style-name="ce2">
            <text:p>1.29E-10</text:p>
          </table:table-cell>
          <table:table-cell office:value-type="float" office:value="1.2488802819999999E-5" table:style-name="ce2">
            <text:p>1.25E-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7900000000000002E-6" table:style-name="ce2">
            <text:p>6.79E-06</text:p>
          </table:table-cell>
          <table:table-cell office:value-type="float" office:value="1.288679168E-10" table:style-name="ce2">
            <text:p>1.29E-10</text:p>
          </table:table-cell>
          <table:table-cell office:value-type="float" office:value="1.2500661560000001E-5" table:style-name="ce2">
            <text:p>1.25E-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8000000000000001E-6" table:style-name="ce2">
            <text:p>6.80E-06</text:p>
          </table:table-cell>
          <table:table-cell office:value-type="float" office:value="1.2911275480000001E-10" table:style-name="ce2">
            <text:p>1.29E-10</text:p>
          </table:table-cell>
          <table:table-cell office:value-type="float" office:value="1.2512531010000001E-5" table:style-name="ce2">
            <text:p>1.25E-05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Chart 3" svg:x="0.38542in" svg:y="0.0138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rank Charles</meta:initial-creator>
    <dc:creator>Sahil</dc:creator>
    <meta:creation-date>2019-12-22T10:40:44Z</meta:creation-date>
    <dc:date>2020-02-17T12:47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eff Vs Wavelengt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svg:x="7.0pt" svg:y="64.94078740157481pt" chart:style-name="AT00">
              <text:p text:style-name="a1" text:class-names="" text:cond-style-name="">Aeff(m^2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Wavelength(µm)</text:p>
            </chart:title>
            <chart:grid chart:class="major" chart:style-name="GMa1"/>
          </chart:axis>
          <chart:series chart:label-cell-address="Sheet4.$M$2" chart:values-cell-range-address="Sheet4.$M$3:.$M$13" chart:class="chart:scatter" chart:attached-axis="primary-y" chart:style-name="G0S0">
            <chart:domain table:cell-range-address="Sheet4.$L$3:.$L$13"/>
            <chart:data-point chart:repeated="11"/>
          </chart:series>
          <chart:series chart:label-cell-address="Sheet4.$N$2" chart:values-cell-range-address="Sheet4.$N$3:.$N$13" chart:class="chart:scatter" chart:attached-axis="primary-y" chart:style-name="G0S1">
            <chart:domain table:cell-range-address="Sheet4.$L$3:.$L$13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20.4174015748032pt" svg:y="9.0pt" chart:style-name="CT00">
          <text:p text:style-name="a0" text:class-names="" text:cond-style-name="">MFD Vs Wavelengt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FD(m)</text:p>
            </chart:title>
            <chart:grid chart:class="major" chart:style-name="GMa0"/>
          </chart:axis>
          <chart:axis chart:dimension="x" chart:name="primary-x" chart:style-name="Axs1">
            <chart:title svg:x="154.6195275590551pt" svg:y="167.9197637795276pt" chart:style-name="AT01">
              <text:p text:style-name="a2" text:class-names="" text:cond-style-name="">Wavelength(µm)</text:p>
            </chart:title>
            <chart:grid chart:class="major" chart:style-name="GMa1"/>
          </chart:axis>
          <chart:series chart:label-cell-address="Sheet4.$R$2" chart:values-cell-range-address="Sheet4.$R$3:.$R$13" chart:class="chart:scatter" chart:attached-axis="primary-y" chart:style-name="G0S0">
            <chart:domain table:cell-range-address="Sheet4.$Q$3:.$Q$13"/>
            <chart:data-point chart:repeated="11"/>
          </chart:series>
          <chart:series chart:label-cell-address="Sheet4.$S$2" chart:values-cell-range-address="Sheet4.$S$3:.$S$13" chart:class="chart:scatter" chart:attached-axis="primary-y" chart:style-name="G0S1">
            <chart:domain table:cell-range-address="Sheet4.$Q$3:.$Q$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29.3274803149606pt" svg:y="7.0pt" chart:style-name="CT00">
          <text:p text:style-name="a0" text:class-names="" text:cond-style-name="">Aeff Vs b value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eff(m^2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 values(m)</text:p>
            </chart:title>
            <chart:grid chart:class="major" chart:style-name="GMa1"/>
          </chart:axis>
          <chart:series chart:label-cell-address="Sheet4.$C$17" chart:values-cell-range-address="Sheet4.$C$18:.$C$28" chart:class="chart:scatter" chart:attached-axis="primary-y" chart:style-name="G0S0">
            <chart:domain table:cell-range-address="Sheet4.$B$18:.$B$28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